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12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13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14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15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16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17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18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19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0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f32cb"/>
    </style:style>
    <style:style style:name="P23" style:family="paragraph" style:parent-style-name="Standard">
      <style:paragraph-properties fo:text-align="start" style:justify-single-word="false"/>
      <style:text-properties officeooo:paragraph-rsid="0031fbed"/>
    </style:style>
    <style:style style:name="P24" style:family="paragraph" style:parent-style-name="Standard">
      <style:paragraph-properties fo:text-align="start" style:justify-single-word="false"/>
      <style:text-properties officeooo:paragraph-rsid="0037cf27"/>
    </style:style>
    <style:style style:name="P25" style:family="paragraph" style:parent-style-name="Standard">
      <style:paragraph-properties fo:text-align="start" style:justify-single-word="false"/>
      <style:text-properties officeooo:paragraph-rsid="003bb977"/>
    </style:style>
    <style:style style:name="P26" style:family="paragraph" style:parent-style-name="Standard">
      <style:paragraph-properties fo:text-align="start" style:justify-single-word="false"/>
      <style:text-properties officeooo:paragraph-rsid="003c03bb"/>
    </style:style>
    <style:style style:name="P27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28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29" style:family="paragraph" style:parent-style-name="Table_20_Contents">
      <style:paragraph-properties fo:text-align="center" style:justify-single-word="false"/>
      <style:text-properties officeooo:rsid="0011af58" officeooo:paragraph-rsid="003e70cb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32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3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4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35" style:family="paragraph" style:parent-style-name="Heading_20_1">
      <style:text-properties officeooo:rsid="0011af58" officeooo:paragraph-rsid="0011af58"/>
    </style:style>
    <style:style style:name="P36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37" style:family="paragraph" style:parent-style-name="Heading_20_2">
      <style:text-properties officeooo:rsid="0024ca53"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3e70cb"/>
    </style:style>
    <style:style style:name="T54" style:family="text">
      <style:text-properties officeooo:rsid="00400c36"/>
    </style:style>
    <style:style style:name="T55" style:family="text">
      <style:text-properties officeooo:rsid="00425044"/>
    </style:style>
    <style:style style:name="T56" style:family="text">
      <style:text-properties officeooo:rsid="0043a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8">Грамматика. Справочник. Часть <text:span text:style-name="T22">2</text:span></text:p>
      <text:h text:style-name="P35" text:outline-level="1">Числительные</text:h>
      <text:h text:style-name="P36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0"><text:span text:style-name="Заголовок_20_таблицы"/></text:p>
            </table:table-cell>
            <table:table-cell table:style-name="Таблица2.A1" office:value-type="string">
              <text:p text:style-name="P10"><text:span text:style-name="Заголовок_20_таблицы"/></text:p>
            </table:table-cell>
            <table:table-cell table:style-name="Таблица2.A1" office:value-type="string">
              <text:p text:style-name="P10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10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27">1</text:p>
          </table:table-cell>
          <table:table-cell table:style-name="Таблица2.B10" office:value-type="string">
            <text:p text:style-name="P10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11"><text:span text:style-name="Арабиййун"><text:span text:style-name="T24">وَاحِدَةٌ</text:span></text:span></text:p>
            <text:p text:style-name="P11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11"><text:span text:style-name="Арабиййун"><text:span text:style-name="T24">وَاحِدٌ</text:span></text:span></text:p>
            <text:p text:style-name="P11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27">2</text:p>
          </table:table-cell>
          <table:table-cell table:style-name="Таблица2.B10" office:value-type="string">
            <text:p text:style-name="P15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12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12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27">3</text:p>
          </table:table-cell>
          <table:table-cell table:style-name="Таблица2.B10" office:value-type="string">
            <text:p text:style-name="P15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13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13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27">4</text:p>
          </table:table-cell>
          <table:table-cell table:style-name="Таблица2.B10" office:value-type="string">
            <text:p text:style-name="P15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13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13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27">5</text:p>
          </table:table-cell>
          <table:table-cell table:style-name="Таблица2.B10" office:value-type="string">
            <text:p text:style-name="P15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13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13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27">6</text:p>
          </table:table-cell>
          <table:table-cell table:style-name="Таблица2.B10" office:value-type="string">
            <text:p text:style-name="P15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14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14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27">7</text:p>
          </table:table-cell>
          <table:table-cell table:style-name="Таблица2.B10" office:value-type="string">
            <text:p text:style-name="P15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14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14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27">8</text:p>
          </table:table-cell>
          <table:table-cell table:style-name="Таблица2.B10" office:value-type="string">
            <text:p text:style-name="P15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14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14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27">9</text:p>
          </table:table-cell>
          <table:table-cell table:style-name="Таблица2.B10" office:value-type="string">
            <text:p text:style-name="P15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14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14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27">10</text:p>
          </table:table-cell>
          <table:table-cell table:style-name="Таблица2.B11" office:value-type="string">
            <text:p text:style-name="P15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14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14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29"><text:span text:style-name="T53">11</text:span></text:p>
          </table:table-cell>
          <table:table-cell table:style-name="Таблица2.B14" office:value-type="string">
            <text:p text:style-name="P31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33"><text:span text:style-name="Арабиййун"><text:span text:style-name="T24">إِحْدَ</text:span></text:span><text:span text:style-name="Арабиййун"><text:span text:style-name="T54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4">أَحَد</text:span></text:span><text:span text:style-name="Арабиййун"><text:span text:style-name="T54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29"><text:span text:style-name="T53">12</text:span></text:p>
          </table:table-cell>
          <table:table-cell table:style-name="Таблица2.B14" office:value-type="string">
            <text:p text:style-name="P31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33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ext:soft-page-break/>
        <table:table-row>
          <table:table-cell table:style-name="Таблица2.A14" office:value-type="string">
            <text:p text:style-name="P29"><text:span text:style-name="T53">13</text:span></text:p>
          </table:table-cell>
          <table:table-cell table:style-name="Таблица2.B14" office:value-type="string">
            <text:p text:style-name="P31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32"><text:span text:style-name="Арабиййун"><text:span text:style-name="T26">ثَلَاث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2"><text:span text:style-name="Арабиййун"><text:span text:style-name="T26">ثَلَاثَة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29"><text:span text:style-name="T53">14</text:span></text:p>
          </table:table-cell>
          <table:table-cell table:style-name="Таблица2.B15" office:value-type="string">
            <text:p text:style-name="P31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32"><text:span text:style-name="Арабиййун"><text:span text:style-name="T26">أَرْبَع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32"><text:span text:style-name="Арабиййун"><text:span text:style-name="T26">أَرْبَعَة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29"><text:span text:style-name="T53">15</text:span></text:p>
          </table:table-cell>
          <table:table-cell table:style-name="Таблица2.B18" office:value-type="string">
            <text:p text:style-name="P31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32"><text:span text:style-name="Арабиййун"><text:span text:style-name="T26">خَمْس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6">خَمْسَة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29"><text:span text:style-name="T53">16</text:span></text:p>
          </table:table-cell>
          <table:table-cell table:style-name="Таблица2.B18" office:value-type="string">
            <text:p text:style-name="P31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ِتّ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ِتَّة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29"><text:span text:style-name="T53">17</text:span></text:p>
          </table:table-cell>
          <table:table-cell table:style-name="Таблица2.B18" office:value-type="string">
            <text:p text:style-name="P31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َب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َبْعَة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29"><text:span text:style-name="T53">18</text:span></text:p>
          </table:table-cell>
          <table:table-cell table:style-name="Таблица2.B19" office:value-type="string">
            <text:p text:style-name="P31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32"><text:span text:style-name="Арабиййун"><text:span text:style-name="T27">ثَمَان</text:span></text:span><text:span text:style-name="Арабиййун"><text:span text:style-name="T55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32"><text:span text:style-name="Арабиййун"><text:span text:style-name="T27">ثَمَانِيَة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29"><text:span text:style-name="T53">19</text:span></text:p>
          </table:table-cell>
          <table:table-cell table:style-name="Таблица2.B20" office:value-type="string">
            <text:p text:style-name="P31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32"><text:span text:style-name="Арабиййун"><text:span text:style-name="T27">تِسْع</text:span></text:span><text:span text:style-name="Арабиййун"><text:span text:style-name="T56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32"><text:span text:style-name="Арабиййун"><text:span text:style-name="T27">تِسْعَة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для ж. р. </text:span><text:span text:style-name="Арабиййун"><text:span text:style-name="T24">إِحْدَى</text:span></text:span><text:span text:style-name="T31">.</text:span></text:p>
      <text:p text:style-name="P22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23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падеже единственного числа неопределенного состояния.</text:span></text:p>
      <text:p text:style-name="P25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24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26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h text:style-name="P37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1"><text:span text:style-name="Заголовок_20_таблицы"/></text:p>
            </table:table-cell>
            <table:table-cell table:style-name="Таблица1.A1" office:value-type="string">
              <text:p text:style-name="P16"><text:span text:style-name="Заголовок_20_таблицы"/></text:p>
            </table:table-cell>
            <table:table-cell table:style-name="Таблица1.A1" office:value-type="string">
              <text:p text:style-name="P16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16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28">1</text:p>
          </table:table-cell>
          <table:table-cell table:style-name="Таблица1.B10" office:value-type="string">
            <text:p text:style-name="P16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16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16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28">2</text:p>
          </table:table-cell>
          <table:table-cell table:style-name="Таблица1.B10" office:value-type="string">
            <text:p text:style-name="P16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16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16"><text:span text:style-name="Арабиййун"><text:span text:style-name="T33">ثَانٍ</text:span></text:span></text:p>
          </table:table-cell>
        </table:table-row>
        <text:soft-page-break/>
        <table:table-row>
          <table:table-cell table:style-name="Таблица1.A10" office:value-type="string">
            <text:p text:style-name="P28">3</text:p>
          </table:table-cell>
          <table:table-cell table:style-name="Таблица1.B10" office:value-type="string">
            <text:p text:style-name="P16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17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17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28">4</text:p>
          </table:table-cell>
          <table:table-cell table:style-name="Таблица1.B10" office:value-type="string">
            <text:p text:style-name="P16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17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17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28">5</text:p>
          </table:table-cell>
          <table:table-cell table:style-name="Таблица1.B10" office:value-type="string">
            <text:p text:style-name="P16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17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17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28">6</text:p>
          </table:table-cell>
          <table:table-cell table:style-name="Таблица1.B10" office:value-type="string">
            <text:p text:style-name="P16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17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17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28">7</text:p>
          </table:table-cell>
          <table:table-cell table:style-name="Таблица1.B10" office:value-type="string">
            <text:p text:style-name="P16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18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18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28">8</text:p>
          </table:table-cell>
          <table:table-cell table:style-name="Таблица1.B10" office:value-type="string">
            <text:p text:style-name="P16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18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18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28">9</text:p>
          </table:table-cell>
          <table:table-cell table:style-name="Таблица1.B10" office:value-type="string">
            <text:p text:style-name="P16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19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19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28">10</text:p>
          </table:table-cell>
          <table:table-cell table:style-name="Таблица1.B11" office:value-type="string">
            <text:p text:style-name="P16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19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19"><text:span text:style-name="Арабиййун"><text:span text:style-name="T36">عَاشِرٌ</text:span></text:span></text:p>
          </table:table-cell>
        </table:table-row>
      </table:table>
      <text:p text:style-name="P9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<text:s/>согласованные определения.</text:span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06T16:23:20</dc:date>
    <dc:creator>Yerzhan </dc:creator>
    <meta:editing-duration>PT5H59M34S</meta:editing-duration>
    <meta:editing-cycles>58</meta:editing-cycles>
    <meta:generator>LibreOffice/3.6$Linux_X86_64 LibreOffice_project/360m1$Build-2</meta:generator>
    <meta:document-statistic meta:table-count="2" meta:image-count="0" meta:object-count="0" meta:page-count="3" meta:paragraph-count="139" meta:word-count="444" meta:character-count="2434" meta:non-whitespace-character-count="2128"/>
  </office:meta>
</office:document-meta>
</file>